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Lehrveranstaltungen" style:family="table">
      <style:table-properties style:width="17.006cm" fo:margin-left="0cm" table:align="left"/>
    </style:style>
    <style:style style:name="Lehrveranstaltungen.A" style:family="table-column">
      <style:table-column-properties style:column-width="1.633cm"/>
    </style:style>
    <style:style style:name="Lehrveranstaltungen.B" style:family="table-column">
      <style:table-column-properties style:column-width="0.526cm"/>
    </style:style>
    <style:style style:name="Lehrveranstaltungen.C" style:family="table-column">
      <style:table-column-properties style:column-width="7.549cm"/>
    </style:style>
    <style:style style:name="Lehrveranstaltungen.D" style:family="table-column">
      <style:table-column-properties style:column-width="1.362cm"/>
    </style:style>
    <style:style style:name="Lehrveranstaltungen.E" style:family="table-column">
      <style:table-column-properties style:column-width="1.127cm"/>
    </style:style>
    <style:style style:name="Lehrveranstaltungen.F" style:family="table-column">
      <style:table-column-properties style:column-width="0.915cm"/>
    </style:style>
    <style:style style:name="Lehrveranstaltungen.G" style:family="table-column">
      <style:table-column-properties style:column-width="1.265cm"/>
    </style:style>
    <style:style style:name="Lehrveranstaltungen.H" style:family="table-column">
      <style:table-column-properties style:column-width="1.342cm"/>
    </style:style>
    <style:style style:name="Lehrveranstaltungen.I" style:family="table-column">
      <style:table-column-properties style:column-width="1.286cm"/>
    </style:style>
    <style:style style:name="Lehrveranstaltungen.1" style:family="table-row">
      <style:table-row-properties style:min-row-height="0.4cm"/>
    </style:style>
    <style:style style:name="Lehrveranstaltungen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Lehrveranstaltungen.I1" style:family="table-cell">
      <style:table-cell-properties fo:background-color="#b3b3b3" fo:padding="0.097cm" fo:border="0.05pt solid #000000">
        <style:background-image/>
      </style:table-cell-properties>
    </style:style>
    <style:style style:name="Lehrveranstaltungen.2" style:family="table-row">
      <style:table-row-properties style:min-row-height="0.6cm"/>
    </style:style>
    <style:style style:name="Lehrveranstaltungen.A2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Lehrveranstaltungen.D2" style:family="table-cell">
      <style:table-cell-properties style:vertical-align="middle" fo:background-color="#e6e6e6" fo:padding="0.097cm" fo:border-left="none" fo:border-right="none" fo:border-top="0.05pt solid #000000" fo:border-bottom="0.05pt solid #000000">
        <style:background-image/>
      </style:table-cell-properties>
    </style:style>
    <style:style style:name="Lehrveranstaltungen.I2" style:family="table-cell">
      <style:table-cell-properties style:vertical-align="middle" fo:background-color="#e6e6e6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Lehrveranstaltungen.A3" style:family="table-cell">
      <style:table-cell-properties fo:padding="0.097cm" fo:border="none"/>
    </style:style>
    <style:style style:name="Lehrveranstaltungen.B3" style:family="table-cell">
      <style:table-cell-properties fo:padding="0.097cm" fo:border="none"/>
    </style:style>
    <style:style style:name="Lehrveranstaltungen.C3" style:family="table-cell">
      <style:table-cell-properties fo:padding="0.097cm" fo:border="none"/>
    </style:style>
    <style:style style:name="Lehrveranstaltungen.D3" style:family="table-cell">
      <style:table-cell-properties fo:padding="0.097cm" fo:border-left="0.05pt solid #000000" fo:border-right="none" fo:border-top="0.05pt solid #000000" fo:border-bottom="0.05pt solid #000000"/>
    </style:style>
    <style:style style:name="Lehrveranstaltungen.E3" style:family="table-cell">
      <style:table-cell-properties fo:padding="0.097cm" fo:border-left="0.05pt solid #000000" fo:border-right="none" fo:border-top="0.05pt solid #000000" fo:border-bottom="0.05pt solid #000000"/>
    </style:style>
    <style:style style:name="Lehrveranstaltungen.F3" style:family="table-cell">
      <style:table-cell-properties fo:padding="0.097cm" fo:border-left="0.05pt solid #000000" fo:border-right="none" fo:border-top="0.05pt solid #000000" fo:border-bottom="0.05pt solid #000000"/>
    </style:style>
    <style:style style:name="Lehrveranstaltungen.G3" style:family="table-cell">
      <style:table-cell-properties fo:padding="0.097cm" fo:border-left="0.05pt solid #000000" fo:border-right="none" fo:border-top="0.05pt solid #000000" fo:border-bottom="0.05pt solid #000000"/>
    </style:style>
    <style:style style:name="Lehrveranstaltungen.H3" style:family="table-cell">
      <style:table-cell-properties fo:padding="0.097cm" fo:border-left="0.05pt solid #000000" fo:border-right="none" fo:border-top="0.05pt solid #000000" fo:border-bottom="0.05pt solid #000000"/>
    </style:style>
    <style:style style:name="Lehrveranstaltungen.I3" style:family="table-cell">
      <style:table-cell-properties fo:padding="0.097cm" fo:border="0.05pt solid #000000"/>
    </style:style>
    <style:style style:name="Lehrveranstaltungen.A4" style:family="table-cell">
      <style:table-cell-properties fo:padding="0.097cm" fo:border="none"/>
    </style:style>
    <style:style style:name="Lehrveranstaltungen.B4" style:family="table-cell">
      <style:table-cell-properties fo:padding="0.097cm" fo:border="none"/>
    </style:style>
    <style:style style:name="Lehrveranstaltungen.C4" style:family="table-cell">
      <style:table-cell-properties fo:padding="0.097cm" fo:border="none"/>
    </style:style>
    <style:style style:name="Lehrveranstaltungen.D4" style:family="table-cell">
      <style:table-cell-properties fo:padding="0.097cm" fo:border-left="0.05pt solid #000000" fo:border-right="none" fo:border-top="none" fo:border-bottom="0.05pt solid #000000"/>
    </style:style>
    <style:style style:name="Lehrveranstaltungen.E4" style:family="table-cell">
      <style:table-cell-properties fo:padding="0.097cm" fo:border-left="0.05pt solid #000000" fo:border-right="none" fo:border-top="none" fo:border-bottom="0.05pt solid #000000"/>
    </style:style>
    <style:style style:name="Lehrveranstaltungen.F4" style:family="table-cell">
      <style:table-cell-properties fo:padding="0.097cm" fo:border-left="0.05pt solid #000000" fo:border-right="none" fo:border-top="none" fo:border-bottom="0.05pt solid #000000"/>
    </style:style>
    <style:style style:name="Lehrveranstaltungen.G4" style:family="table-cell">
      <style:table-cell-properties fo:padding="0.097cm" fo:border-left="0.05pt solid #000000" fo:border-right="none" fo:border-top="none" fo:border-bottom="0.05pt solid #000000"/>
    </style:style>
    <style:style style:name="Lehrveranstaltungen.H4" style:family="table-cell">
      <style:table-cell-properties fo:padding="0.097cm" fo:border-left="0.05pt solid #000000" fo:border-right="none" fo:border-top="none" fo:border-bottom="0.05pt solid #000000"/>
    </style:style>
    <style:style style:name="Lehrveranstaltungen.I4" style:family="table-cell">
      <style:table-cell-properties fo:padding="0.097cm" fo:border-left="0.05pt solid #000000" fo:border-right="0.05pt solid #000000" fo:border-top="none" fo:border-bottom="0.05pt solid #000000"/>
    </style:style>
    <style:style style:name="Lehrveranstaltungen.5" style:family="table-row">
      <style:table-row-properties style:row-height="0.527cm"/>
    </style:style>
    <style:style style:name="Lehrveranstaltungen.A5" style:family="table-cell">
      <style:table-cell-properties style:vertical-align="middle"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Lehrveranstaltungen.6" style:family="table-row">
      <style:table-row-properties style:row-height="0.524cm"/>
    </style:style>
    <style:style style:name="Lehrveranstaltungen.A6" style:family="table-cell">
      <style:table-cell-properties fo:padding="0.097cm" fo:border="none"/>
    </style:style>
    <style:style style:name="Lehrveranstaltungen.H6" style:family="table-cell">
      <style:table-cell-properties fo:background-color="transparent" fo:padding="0.097cm" fo:border="none">
        <style:background-image/>
      </style:table-cell-properties>
    </style:style>
    <style:style style:name="Lehrveranstaltungen.I6" style:family="table-cell">
      <style:table-cell-properties fo:background-color="transparent" fo:padding="0.097cm" fo:border="none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="none"/>
    </style:style>
    <style:style style:name="Tabelle2.B1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 fo:text-align="end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5.5pt" fo:font-weight="bold" style:font-size-asian="5.5pt" style:font-weight-asian="bold" style:font-size-complex="5.5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7pt" fo:font-weight="bold" fo:background-color="transparent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7pt" fo:font-weight="bold" fo:background-color="transparent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7pt" fo:font-weight="bold" fo:background-color="transparent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8pt" fo:font-weight="bold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Lehrveranstaltungen" table:style-name="Lehrveranstaltungen">
        <table:table-column table:style-name="Lehrveranstaltungen.A"/>
        <table:table-column table:style-name="Lehrveranstaltungen.B"/>
        <table:table-column table:style-name="Lehrveranstaltungen.C"/>
        <table:table-column table:style-name="Lehrveranstaltungen.D"/>
        <table:table-column table:style-name="Lehrveranstaltungen.E"/>
        <table:table-column table:style-name="Lehrveranstaltungen.F"/>
        <table:table-column table:style-name="Lehrveranstaltungen.G"/>
        <table:table-column table:style-name="Lehrveranstaltungen.H"/>
        <table:table-column table:style-name="Lehrveranstaltungen.I"/>
        <table:table-header-rows>
          <table:table-row table:style-name="Lehrveranstaltungen.1">
            <table:table-cell table:style-name="Lehrveranstaltungen.A1" table:number-columns-spanned="3" office:value-type="string">
              <text:p text:style-name="P18">Lehrveranstaltungen</text:p>
            </table:table-cell>
            <table:covered-table-cell/>
            <table:covered-table-cell/>
            <table:table-cell table:style-name="Lehrveranstaltungen.A1" office:value-type="string">
              <text:p text:style-name="P19">LV-Art</text:p>
            </table:table-cell>
            <table:table-cell table:style-name="Lehrveranstaltungen.A1" office:value-type="string">
              <text:p text:style-name="P19">Sem.</text:p>
            </table:table-cell>
            <table:table-cell table:style-name="Lehrveranstaltungen.A1" office:value-type="string">
              <text:p text:style-name="P19">SWS</text:p>
            </table:table-cell>
            <table:table-cell table:style-name="Lehrveranstaltungen.A1" office:value-type="string">
              <text:p text:style-name="P19">ECTS</text:p>
            </table:table-cell>
            <table:table-cell table:style-name="Lehrveranstaltungen.A1" office:value-type="string">
              <text:p text:style-name="P19">Note</text:p>
            </table:table-cell>
            <table:table-cell table:style-name="Lehrveranstaltungen.I1" office:value-type="string">
              <text:p text:style-name="P19">Grade</text:p>
            </table:table-cell>
          </table:table-row>
        </table:table-header-rows>
        <table:table-row table:style-name="Lehrveranstaltungen.2">
          <table:table-cell table:style-name="Lehrveranstaltungen.A2" table:number-columns-spanned="3" office:value-type="string">
            <text:p text:style-name="P14">Einstiegsmodul Wirtschaft und Management</text:p>
          </table:table-cell>
          <table:covered-table-cell/>
          <table:covered-table-cell/>
          <table:table-cell table:style-name="Lehrveranstaltungen.D2" office:value-type="string">
            <text:p text:style-name="P16"/>
          </table:table-cell>
          <table:table-cell table:style-name="Lehrveranstaltungen.D2" office:value-type="string">
            <text:p text:style-name="P16"/>
          </table:table-cell>
          <table:table-cell table:style-name="Lehrveranstaltungen.D2" office:value-type="string">
            <text:p text:style-name="P16"/>
          </table:table-cell>
          <table:table-cell table:style-name="Lehrveranstaltungen.D2" office:value-type="string">
            <text:p text:style-name="P16"/>
          </table:table-cell>
          <table:table-cell table:style-name="Lehrveranstaltungen.D2" office:value-type="string">
            <text:p text:style-name="P16"/>
          </table:table-cell>
          <table:table-cell table:style-name="Lehrveranstaltungen.I2" office:value-type="string">
            <text:p text:style-name="P16"/>
          </table:table-cell>
        </table:table-row>
        <table:table-row>
          <table:table-cell table:style-name="Lehrveranstaltungen.A3" office:value-type="string">
            <text:p text:style-name="P16">WIR1 01</text:p>
          </table:table-cell>
          <table:table-cell table:style-name="Lehrveranstaltungen.B3" office:value-type="string">
            <text:p text:style-name="P16"/>
          </table:table-cell>
          <table:table-cell table:style-name="Lehrveranstaltungen.C3" office:value-type="string">
            <text:p text:style-name="P16">Volkswirtschaftslehre</text:p>
          </table:table-cell>
          <table:table-cell table:style-name="Lehrveranstaltungen.D3" office:value-type="string">
            <text:p text:style-name="P17">MODUL</text:p>
          </table:table-cell>
          <table:table-cell table:style-name="Lehrveranstaltungen.E3" office:value-type="string">
            <text:p text:style-name="P17">WS</text:p>
          </table:table-cell>
          <table:table-cell table:style-name="Lehrveranstaltungen.F3" office:value-type="string">
            <text:p text:style-name="P17">1</text:p>
          </table:table-cell>
          <table:table-cell table:style-name="Lehrveranstaltungen.G3" office:value-type="string">
            <text:p text:style-name="P17">1</text:p>
          </table:table-cell>
          <table:table-cell table:style-name="Lehrveranstaltungen.H3" office:value-type="string">
            <text:p text:style-name="P17">1</text:p>
          </table:table-cell>
          <table:table-cell table:style-name="Lehrveranstaltungen.I3" office:value-type="string">
            <text:p text:style-name="P17">A</text:p>
          </table:table-cell>
        </table:table-row>
        <table:table-row>
          <table:table-cell table:style-name="Lehrveranstaltungen.A4" office:value-type="string">
            <text:p text:style-name="P16">WIR1 03</text:p>
          </table:table-cell>
          <table:table-cell table:style-name="Lehrveranstaltungen.B4" office:value-type="string">
            <text:p text:style-name="P16"/>
          </table:table-cell>
          <table:table-cell table:style-name="Lehrveranstaltungen.C4" office:value-type="string">
            <text:p text:style-name="P16"><text:s/>- Besondere Betriebswirtschaft für NES</text:p>
          </table:table-cell>
          <table:table-cell table:style-name="Lehrveranstaltungen.D4" office:value-type="string">
            <text:p text:style-name="P17">VO</text:p>
          </table:table-cell>
          <table:table-cell table:style-name="Lehrveranstaltungen.E4" office:value-type="string">
            <text:p text:style-name="P17">WS</text:p>
          </table:table-cell>
          <table:table-cell table:style-name="Lehrveranstaltungen.F4" office:value-type="string">
            <text:p text:style-name="P17">2</text:p>
          </table:table-cell>
          <table:table-cell table:style-name="Lehrveranstaltungen.G4" office:value-type="string">
            <text:p text:style-name="P17"/>
          </table:table-cell>
          <table:table-cell table:style-name="Lehrveranstaltungen.H4" office:value-type="string">
            <text:p text:style-name="P17">m.E.tg.</text:p>
          </table:table-cell>
          <table:table-cell table:style-name="Lehrveranstaltungen.I4" office:value-type="string">
            <text:p text:style-name="P17"/>
          </table:table-cell>
        </table:table-row>
        <table:table-row table:style-name="Lehrveranstaltungen.5">
          <table:table-cell table:style-name="Lehrveranstaltungen.A5" table:number-columns-spanned="3" office:value-type="string">
            <text:p text:style-name="P16"/>
          </table:table-cell>
          <table:covered-table-cell/>
          <table:covered-table-cell/>
          <table:table-cell table:style-name="Lehrveranstaltungen.A1" table:number-columns-spanned="3" office:value-type="string">
            <text:p text:style-name="P14">ECTS absolviert</text:p>
          </table:table-cell>
          <table:covered-table-cell/>
          <table:covered-table-cell/>
          <table:table-cell table:style-name="Lehrveranstaltungen.A1" office:value-type="string">
            <text:p text:style-name="P15">60</text:p>
          </table:table-cell>
          <table:table-cell table:style-name="Lehrveranstaltungen.I1" table:number-columns-spanned="2" office:value-type="string">
            <text:p text:style-name="P20"/>
          </table:table-cell>
          <table:covered-table-cell/>
        </table:table-row>
        <table:table-row table:style-name="Lehrveranstaltungen.6">
          <table:table-cell table:style-name="Lehrveranstaltungen.A6" table:number-columns-spanned="3" office:value-type="string">
            <text:p text:style-name="P11"/>
          </table:table-cell>
          <table:covered-table-cell/>
          <table:covered-table-cell/>
          <table:table-cell table:style-name="Lehrveranstaltungen.A1" table:number-columns-spanned="3" office:value-type="string">
            <text:p text:style-name="P14">ECTS verpflichtend</text:p>
          </table:table-cell>
          <table:covered-table-cell/>
          <table:covered-table-cell/>
          <table:table-cell table:style-name="Lehrveranstaltungen.I1" office:value-type="string">
            <text:p text:style-name="P15">60</text:p>
          </table:table-cell>
          <table:table-cell table:style-name="Lehrveranstaltungen.H6" office:value-type="string">
            <text:p text:style-name="P20"/>
          </table:table-cell>
          <table:table-cell table:style-name="Lehrveranstaltungen.I6" office:value-type="string">
            <text:p text:style-name="P20"/>
          </table:table-cell>
        </table:table-row>
      </table:table>
      <text:p text:style-name="P3"/>
      <text:p text:style-name="P3"/>
      <text:p text:style-name="P10">Legende: WS=Wintersemester, SS=Sommersemester, SWS=Semesterwochenstunden, LV-Art=Lehrveranstaltungsart, VO=Vorlesung, UE=Übung, BP=Praktikum, SE=Seminar, EX=Exkursion, PT=Projekt, AWPF=Wahlpflichtfach, RU=Rechenübung, ILV=integr. LV, LB=Laborübung, PS=Proseminar, WK=Workshop, WA=Wiss. Arbeit, WP=Wirtschaftspraktikum, MT=Managementtechniken, MODUL=gemeinsame Bewertung mehrerer Lehrveranstaltungen mit einer Modulnote</text:p>
      <text:p text:style-name="P10"/>
      <text:p text:style-name="P10">1 SWS=15 Lehrveranstaltungsstunden, m.E.tg.=mit Erfolg teilgenommen, o.E.tg.=ohne Erfolg teilgenommen</text:p>
      <text:p text:style-name="P10">Nationale Beurteilung: 1=Sehr Gut, 2=Gut, 3=Befriedigend, 4=Genügend, 5=Nicht Genügend</text:p>
      <text:p text:style-name="P10">Internationale Beurteilung (ECTS Notenskala): A/B=Sehr Gut, C=Gut, D=Befriedigend, E=Genügend, F=Nicht Genügend</text:p>
      <text:p text:style-name="P9"/>
      <text:p text:style-name="P9"/>
      <text:p text:style-name="P4">Pinkafeld, am 16.08.2013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3"/>
          </table:table-cell>
          <table:table-cell table:style-name="Tabelle2.B1" office:value-type="string">
            <text:p text:style-name="P5">Dipl-Ing. Marcus Keding</text:p>
          </table:table-cell>
        </table:table-row>
        <table:table-row>
          <table:table-cell table:style-name="Tabelle2.A1" office:value-type="string">
            <text:p text:style-name="P13"/>
          </table:table-cell>
          <table:table-cell table:style-name="Tabelle2.A1" office:value-type="string">
            <text:p text:style-name="P8">Leitung Fachhochschul-Studiengang</text:p>
          </table:table-cell>
        </table:table-row>
      </table:table>
      <text:p text:style-name="P7"/>
      <text:p text:style-name="P7"><text:tab/><text:tab/><text:tab/><text:tab/><text:tab/><text:tab/><text:tab/><text:tab/><text:tab/></text:p>
      <text:p text:style-name="P7"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006cm" fo:margin-left="0cm" table:align="left"/>
    </style:style>
    <style:style style:name="Tabelle1.A" style:family="table-column">
      <style:table-column-properties style:column-width="2.646cm"/>
    </style:style>
    <style:style style:name="Tabelle1.B" style:family="table-column">
      <style:table-column-properties style:column-width="6.145cm"/>
    </style:style>
    <style:style style:name="Tabelle1.C" style:family="table-column">
      <style:table-column-properties style:column-width="3.958cm"/>
    </style:style>
    <style:style style:name="Tabelle1.D" style:family="table-column">
      <style:table-column-properties style:column-width="4.256cm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B1" style:family="table-cell">
      <style:table-cell-properties fo:padding="0.097cm" fo:border-left="none" fo:border-right="none" fo:border-top="0.05pt solid #000000" fo:border-bottom="none"/>
    </style:style>
    <style:style style:name="Tabelle1.D1" style:family="table-cell">
      <style:table-cell-properties fo:padding="0.097cm" fo:border-left="none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none" fo:border-top="none" fo:border-bottom="none"/>
    </style:style>
    <style:style style:name="Tabelle1.B2" style:family="table-cell">
      <style:table-cell-properties fo:padding="0.097cm" fo:border="none"/>
    </style:style>
    <style:style style:name="Tabelle1.D2" style:family="table-cell">
      <style:table-cell-properties fo:padding="0.097cm" fo:border-left="none" fo:border-right="0.05pt solid #000000" fo:border-top="none" fo:border-bottom="none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none" fo:border-right="none" fo:border-top="none" fo:border-bottom="0.05pt solid #000000"/>
    </style:style>
    <style:style style:name="Tabelle1.D3" style:family="table-cell">
      <style:table-cell-properties fo:padding="0.097cm" fo:border-left="none" fo:border-right="0.05pt solid #000000" fo:border-top="none" fo:border-bottom="0.05pt solid #000000"/>
    </style:style>
    <style:style style:name="MP1" style:family="paragraph" style:parent-style-name="Standard">
      <style:paragraph-properties fo:text-align="end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6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1"/>
        <text:p text:style-name="MP1">Erfolgsnachweis</text:p>
        <text:p text:style-name="MP2">Fachhochschul-Masterstudiengang Nachhaltige Energiesysteme</text:p>
        <text:p text:style-name="MP2"/>
        <text:p text:style-name="MP3">Studienjahr 2012/2013</text:p>
        <text:p text:style-name="MP4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>
            <table:table-cell table:style-name="Tabelle1.A1" office:value-type="string">
              <text:p text:style-name="MP5">Zuname:</text:p>
            </table:table-cell>
            <table:table-cell table:style-name="Tabelle1.B1" office:value-type="string">
              <text:p text:style-name="MP6">Simon</text:p>
            </table:table-cell>
            <table:table-cell table:style-name="Tabelle1.B1" office:value-type="string">
              <text:p text:style-name="MP5">Personenkennzeichen:</text:p>
            </table:table-cell>
            <table:table-cell table:style-name="Tabelle1.D1" office:value-type="string">
              <text:p text:style-name="MP6">121020213</text:p>
            </table:table-cell>
          </table:table-row>
          <table:table-row>
            <table:table-cell table:style-name="Tabelle1.A2" office:value-type="string">
              <text:p text:style-name="MP5">Vorname:</text:p>
            </table:table-cell>
            <table:table-cell table:style-name="Tabelle1.B2" office:value-type="string">
              <text:p text:style-name="MP6">Andreas</text:p>
            </table:table-cell>
            <table:table-cell table:style-name="Tabelle1.B2" office:value-type="string">
              <text:p text:style-name="MP5">Studienjahr:</text:p>
            </table:table-cell>
            <table:table-cell table:style-name="Tabelle1.D2" office:value-type="string">
              <text:p text:style-name="MP6">1</text:p>
            </table:table-cell>
          </table:table-row>
          <table:table-row>
            <table:table-cell table:style-name="Tabelle1.A3" office:value-type="string">
              <text:p text:style-name="MP5">Geburtsdatum:</text:p>
            </table:table-cell>
            <table:table-cell table:style-name="Tabelle1.B3" office:value-type="string">
              <text:p text:style-name="MP6">07.12.1974</text:p>
            </table:table-cell>
            <table:table-cell table:style-name="Tabelle1.B3" office:value-type="string">
              <text:p text:style-name="MP5"/>
            </table:table-cell>
            <table:table-cell table:style-name="Tabelle1.D3" office:value-type="string">
              <text:p text:style-name="MP5"/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si </meta:initial-creator>
    <meta:creation-date>2014-03-31T16:51:19</meta:creation-date>
    <dc:date>2014-04-03T15:48:51</dc:date>
    <dc:creator>oesi </dc:creator>
    <meta:editing-duration>PT3H18M9S</meta:editing-duration>
    <meta:editing-cycles>10</meta:editing-cycles>
    <meta:generator>LibreOffice/3.5$Linux_X86_64 LibreOffice_project/350m1$Build-2</meta:generator>
    <meta:printed-by>oesi </meta:printed-by>
    <meta:print-date>2014-04-01T16:50:10</meta:print-date>
    <meta:document-statistic meta:table-count="3" meta:image-count="0" meta:object-count="0" meta:page-count="1" meta:paragraph-count="48" meta:word-count="119" meta:character-count="1220" meta:non-whitespace-character-count="1127"/>
  </office:meta>
</office:document-meta>
</file>